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content.xml"/>
  <manifest:file-entry manifest:media-type="application/rdf+xml" manifest:full-path="manifest.rdf"/>
  <manifest:file-entry manifest:media-type="image/png" manifest:full-path="Thumbnails/thumbnail.png"/>
  <manifest:file-entry manifest:media-type="application/binary" manifest:full-path="layout-cache"/>
  <manifest:file-entry manifest:media-type="text/xml" manifest:full-path="settings.xml"/>
  <manifest:file-entry manifest:media-type="text/xml" manifest:full-path="meta.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fo:background-color="#ff6600"/>
    </style:style>
    <style:style style:name="P2" style:family="paragraph" style:parent-style-name="Standard">
      <style:text-properties fo:background-color="#ffffff"/>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center" style:justify-single-word="false"/>
      <style:text-properties fo:font-size="14pt" fo:background-color="#ffffff" style:font-size-asian="14pt" style:font-size-complex="14pt"/>
    </style:style>
    <style:style style:name="P5" style:family="paragraph" style:parent-style-name="Standard">
      <style:paragraph-properties fo:text-align="center" style:justify-single-word="false"/>
      <style:text-properties fo:font-size="14pt" style:text-underline-style="none" fo:background-color="#ffffff" style:font-size-asian="14pt" style:font-size-complex="14pt"/>
    </style:style>
    <style:style style:name="P6" style:family="paragraph" style:parent-style-name="Standard" style:list-style-name="L1"/>
    <style:style style:name="P7" style:family="paragraph" style:parent-style-name="Standard" style:list-style-name="L1">
      <style:text-properties fo:background-color="#66ffff"/>
    </style:style>
    <style:style style:name="P8" style:family="paragraph" style:parent-style-name="Standard" style:list-style-name="L2"/>
    <style:style style:name="P9" style:family="paragraph" style:parent-style-name="Standard" style:list-style-name="L2">
      <style:text-properties fo:background-color="#ff6600"/>
    </style:style>
    <style:style style:name="P10" style:family="paragraph" style:parent-style-name="Standard">
      <style:text-properties fo:background-color="#ffffff"/>
    </style:style>
    <style:style style:name="P11" style:family="paragraph" style:parent-style-name="Standard" style:list-style-name="L2">
      <style:text-properties fo:background-color="#ffffff"/>
    </style:style>
    <style:style style:name="T1" style:family="text">
      <style:text-properties fo:color="#000000" fo:background-color="#66ffff"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usanverse powers</text:p>
      <text:p text:style-name="Standard">Omnipotent Gods</text:p>
      <text:p text:style-name="Standard">Rank 0<text:tab/><text:tab/>The Old Ones, Slumbering Gods, Outer Chaos</text:p>
      <text:p text:style-name="Standard">Rank 1<text:tab/><text:tab/>The Almighty, The White God (AKA the Creator, Michael’s Boss)</text:p>
      <text:p text:style-name="Standard">Rank 2<text:tab/><text:tab/>Greater Gods, The Faerie Mothers, Metatron, First Ones (Daemons), Susan,</text:p>
      <text:p text:style-name="Standard">Rank 3<text:tab/><text:tab/>Intermediate Gods, <text:s/>the Archangels and archdevils, Lords of outer night, Red king.</text:p>
      <text:p text:style-name="Standard">Rank 4<text:tab/><text:tab/>The Faerie Queens, the Erlking, dragons, Lesser gods..</text:p>
      <text:p text:style-name="Standard">Rank 5<text:tab/><text:tab/>Demi-gods or powers, mundane outsiders, regular Angels and devils, the <text:tab/><text:tab/><text:tab/><text:tab/><text:tab/>Faerie Ladies, the Archive, spawn of Susan.</text:p>
      <text:p text:style-name="Standard">Rank 6<text:tab/><text:tab/>Legendary powers, Ancient demons, Knights of the Faerie Courts, Fallen <text:tab/><text:tab/><text:tab/><text:tab/><text:tab/>Angels/Denarians, Knights of the Cross, others.</text:p>
      <text:p text:style-name="Standard"/>
      <text:p text:style-name="Standard"/>
      <text:p text:style-name="Standard"/>
      <text:p text:style-name="Standard">Her powers are mostly instinctual, and she isn’t always able to recreate effects. She might even fart some power unintentionally, an example being from thinking of something in a particular state of mind. ie. the concubine she spawned. She is young in god terms and odin forced it on her to grow from scratch for her own good. Her spawn are the same way. This nature is very important when considering the list of concrete powers she has below, which could make her run OP if not managed properly. remember also the outsider vulnerability. that is very important.</text:p>
      <text:p text:style-name="Standard"/>
      <text:p text:style-name="Standard">Gods of rank 2 and up can sense her and recognize her power on sight. They know of the first ones and that she is one. The first ones are the greatest of rank 2 riding the rail between 1 and 2. They treat her respectfully, varying from greatest under God (most greater gods) to sister (other first ones and faery mothers). gods of rank 3 and 4 will only notice who she is when they are close. Susan can hide from them or project herself otherwise most of the time when within 3 feet it takes only a few seconds to see it. Reaction is fairly consistent, they are terrified. First ones are rarely manifest, such power has no place on the face of creation. If one is manifest that alone is something of great concern. They do what they can to escape respectfully and keep themselves, their power and influence as far away from her as possible without raising her suspition. The angelic are not effected by such fear the rest applies.</text:p>
      <text:p text:style-name="Standard"/>
      <text:p text:style-name="Standard">Black magic hinges on the Enochian language rather than pseudo-latin. Since enochian is an incomplete language I use hebrew transliteration to complete phrases into something shockingly cohesive. These are the web tools used:</text:p>
      <text:p text:style-name="Standard"><text:a xlink:type="simple" xlink:href="http://tikaboo.com/enochian.jsp" text:style-name="Internet_20_link" text:visited-style-name="Visited_20_Internet_20_Link">http://tikaboo.com/enochian.jsp</text:a></text:p>
      <text:p text:style-name="Standard"><text:a xlink:type="simple" xlink:href="http://www.sinleb.com/enochian/eng_trans.php" text:style-name="Internet_20_link" text:visited-style-name="Visited_20_Internet_20_Link">http://www.sinleb.com/enochian/eng_trans.php</text:a></text:p>
      <text:p text:style-name="Standard"><text:a xlink:type="simple" xlink:href="http://www.alittlehebrew.com/transliterate/" text:style-name="Internet_20_link" text:visited-style-name="Visited_20_Internet_20_Link">http://www.alittlehebrew.com/transliterate/</text:a></text:p>
      <text:p text:style-name="Standard"><text:a xlink:type="simple" xlink:href="https://translate.google.com/#en/iw/flow" text:style-name="Internet_20_link" text:visited-style-name="Visited_20_Internet_20_Link">https://translate.google.com/#en/iw/flow</text:a></text:p>
      <text:p text:style-name="Standard">It has it’s own alphabet, but can be transliterated into english just like the hebrew, and you-tube has pronunciation training and examples.</text:p>
      <text:p text:style-name="Standard"><text:soft-page-break/></text:p>
      <text:p text:style-name="Standard">Enochian has had a solid tradition as a sacred language in the left hand path, satanism in particular. It even has had the odd hollywood performance like in the tv series “supernatural” although much artistic liberty was taken in it’s use there.</text:p>
      <text:p text:style-name="Standard"/>
      <text:p text:style-name="Standard"/>
      <text:p text:style-name="P3">Susan</text:p>
      <text:list xml:id="list3614953922289060577" text:style-name="L1">
        <text:list-item>
          <text:p text:style-name="P6">Panlingual (speaks all languages)</text:p>
        </text:list-item>
        <text:list-item>
          <text:p text:style-name="P6">Grandmastery of necromantic and neuromantic power</text:p>
        </text:list-item>
        <text:list-item>
          <text:p text:style-name="P6">Adept at the use of illusionary power (glamour) dont forget auditory</text:p>
        </text:list-item>
        <text:list-item>
          <text:p text:style-name="P6">Proficient in the use of pyrokinetic and psychokinetic power</text:p>
        </text:list-item>
        <text:list-item>
          <text:p text:style-name="P6">Strong Hypnotic , Telepath (mind reader/writer) superior, renfields, simple and complex thralls</text:p>
        </text:list-item>
        <text:list-item>
          <text:p text:style-name="P6">People with mental disorders are many magnitudes more vulnerable.</text:p>
        </text:list-item>
        <text:list-item>
          <text:p text:style-name="P7">Astral bilocation (can project into the astral while having full action in the physical world)</text:p>
        </text:list-item>
        <text:list-item>
          <text:p text:style-name="P6">Outstanding in flight</text:p>
        </text:list-item>
        <text:list-item>
          <text:p text:style-name="P6">True shapeshifter, reality hits shortly after night with Steve.</text:p>
        </text:list-item>
        <text:list-item>
          <text:p text:style-name="P6"><text:span text:style-name="T1">Lilith </text:span><text:span text:style-name="T1">trueform.</text:span><text:span text:style-name="T1">.</text:span></text:p>
        </text:list-item>
        <text:list-item>
          <text:p text:style-name="P6">etheric form, can shapeshift through the etheric plane, short range teleport (through doors, across room, normal etheric rules apply) </text:p>
        </text:list-item>
        <text:list-item>
          <text:p text:style-name="P6">Darkform, after a successful kill, for a short period of time, takes on Darkform which is an essence of outer darkness. Dimension Door at will with a whisp of grey smoke. No attack or magic effects her in this state, only outsiders or their crafts could cause her harm (ie, weapons and spells pass through her like she was nothing but air.)</text:p>
        </text:list-item>
        <text:list-item>
          <text:p text:style-name="P6">levitation</text:p>
        </text:list-item>
        <text:list-item>
          <text:p text:style-name="P6">perfect climber, sheer surfaces or inverted movement same as on flat ground. Can sleep inverted.</text:p>
        </text:list-item>
        <text:list-item>
          <text:p text:style-name="P7">manipulate the weather and, within his range, is able to direct the elements, such as storms, fog and mist</text:p>
        </text:list-item>
        <text:list-item>
          <text:p text:style-name="P7">functions fine in sunlight appropriate to the form she takes. (trueform red would fry).</text:p>
        </text:list-item>
        <text:list-item>
          <text:p text:style-name="P7">Has no need for sleep, but she prefers it anyway.</text:p>
        </text:list-item>
        <text:list-item>
          <text:p text:style-name="P7">Death-sleep. She will mummify and go into a death sleep which can only be reversed by dripping blood in her mummified mouth. She needs the equivalent of a kill to regain normalcy. She has the will to nonlethal feed or use solid food but the process takes much much longer.</text:p>
        </text:list-item>
        <text:list-item>
          <text:p text:style-name="P6">Venom acts as a wonderdrug, heals wounds fast, the worst possible heals in 2 days. Narcotic, addictive, sanitizing, local and general anesthetic, antiviral, antibacterial, etc. The use of venom is to be a huge conflict and may make susans spawn long sought after (cancer cure).</text:p>
        </text:list-item>
        <text:list-item>
          <text:p text:style-name="P7">Can drain power from sired vampires, regardless of location.</text:p>
        </text:list-item>
        <text:list-item>
          <text:p text:style-name="P7">Sex 5 times causes blood bonding, a state of mutual intense love, mate recieves “gifts”.</text:p>
        </text:list-item>
        <text:list-item>
          <text:p text:style-name="P6"><text:soft-page-break/>are resistant to the cold and electricity and any magic associated with either</text:p>
        </text:list-item>
        <text:list-item>
          <text:p text:style-name="P6">Pheonix regeneration, Even if completely disintegrated will regenerate whole again.</text:p>
        </text:list-item>
        <text:list-item>
          <text:p text:style-name="P7">Uneffected by thresholds</text:p>
        </text:list-item>
        <text:list-item>
          <text:p text:style-name="P7">Can control, possess(jump into), and act telepathically with spawn (including maggie)</text:p>
        </text:list-item>
      </text:list>
      <text:p text:style-name="Standard"/>
      <text:p text:style-name="Standard"/>
      <text:p text:style-name="P3">Spawn</text:p>
      <text:list xml:id="list557247802242100353" text:style-name="L2">
        <text:list-item>
          <text:p text:style-name="P8">Panlingual (speaks all languages)</text:p>
        </text:list-item>
        <text:list-item>
          <text:p text:style-name="P8">Grandmastery of necromantic and neuromantic power</text:p>
        </text:list-item>
        <text:list-item>
          <text:p text:style-name="P8">Adept at the use of illusionary power (glamour) dont forget auditory.</text:p>
        </text:list-item>
        <text:list-item>
          <text:p text:style-name="P8">Proficient in the use of pyrokinetic and psychokinetic power</text:p>
        </text:list-item>
        <text:list-item>
          <text:p text:style-name="P8">Strong Hypnotic , Telepath (mind reader/writer) superior, renfields, simple and complex thralls</text:p>
        </text:list-item>
        <text:list-item>
          <text:p text:style-name="P8">People with mental disorders are many magnitudes more vulnerable.</text:p>
        </text:list-item>
        <text:list-item>
          <text:p text:style-name="P9">Astral Projection at will</text:p>
        </text:list-item>
        <text:list-item>
          <text:p text:style-name="P8">Outstanding in flight</text:p>
        </text:list-item>
        <text:list-item>
          <text:p text:style-name="P8">True shapeshifter.</text:p>
        </text:list-item>
        <text:list-item>
          <text:p text:style-name="P9">Demonic trueform</text:p>
        </text:list-item>
        <text:list-item>
          <text:p text:style-name="P8">etheric form, can shapeshift through the etheric plane, short range teleport (through doors, across room, normal etheric rules apply) </text:p>
        </text:list-item>
        <text:list-item>
          <text:p text:style-name="P8">Darkform, after a successful kill, for a short period of time, takes on Darkform which is an essence of outer darkness. <text:s/>Dimension Door at will with a whisp of grey smoke. No attack or magic effects her in this state, only outsiders or their crafts could cause her harm (ie, weapons and spells pass through her like she was nothing but air.)</text:p>
        </text:list-item>
        <text:list-item>
          <text:p text:style-name="P8">levitation</text:p>
        </text:list-item>
        <text:list-item>
          <text:p text:style-name="P8">perfect climber, sheer surfaces or inverted movement same as on flat ground. Can sleep inverted.</text:p>
        </text:list-item>
        <text:list-item>
          <text:p text:style-name="P8">Instantaneous etheric transport between 2 points of in person familiar unholy ground (ie. murderers grave)</text:p>
        </text:list-item>
        <text:list-item>
          <text:p text:style-name="P9">can command animals such as rats, owls, bats, moths, foxes and wolves</text:p>
        </text:list-item>
        <text:list-item>
          <text:p text:style-name="P9">functions fine in sunlight, locked into whatever form he was in when sunrise came, all abilities cease except at dawn, dusk, and high noon.</text:p>
        </text:list-item>
        <text:list-item>
          <text:p text:style-name="P9">Needs sleep, preferring daytime.</text:p>
        </text:list-item>
        <text:list-item>
          <text:p text:style-name="P11">The more she uses her powers the more she needs to feed, similar to infected.</text:p>
        </text:list-item>
        <text:list-item>
          <text:p text:style-name="P11">Venom acts as a wonderdrug, heals wounds fast, the worst possible heals in 2 days. Narcotic, addictive, sanitizing, local and general anesthetic, antiviral, antibacterial, etc. The use of venom is to be a huge conflict and may make susans spawn long sought after (cancer cure).</text:p>
        </text:list-item>
        <text:list-item>
          <text:p text:style-name="P11">Pheonix regeneration, Even if completely disintegrated will regenerate whole again.</text:p>
        </text:list-item>
        <text:list-item>
          <text:p text:style-name="P11"><text:soft-page-break/>are resistant to the cold and electricity and any magic associated with either, a</text:p>
        </text:list-item>
        <text:list-item>
          <text:p text:style-name="P9">Can pass thresholds with difficulty, varying from diminishing of powers to flu-like symptoms.</text:p>
        </text:list-item>
        <text:list-item>
          <text:p text:style-name="P9">Immunity to fire in true form</text:p>
        </text:list-item>
      </text:list>
      <text:p text:style-name="P1"/>
      <text:p text:style-name="P5">General Description</text:p>
      <text:p text:style-name="P2">susans spawn look like true hellfire demons with tails. They inherited skin colour and texture, bat ears and tails, hiss and screech, and bat wings from their red court ancestry. despite this one would need to try hard to see the red court in them. the ears stand straight up like daggers or Batman or curl back like demonic horns. the tail is heavy and barbed. it is 6 feet long and as strong as both arms. their bodies match their human form perfectly except height, skin and muscle tone. consumed with fire and smelling of brimstone. Vulgar degree of muscle. glistening black skin and fire red eyes, they are light but easily 10 feet tall. Senses, speed and strength are 20 times better than black court. pheonix regeneration just like susan except if they are willful to perish the can fall on their swords. Her spawn are like earthbound demonic gods in appearance if not in ability once they learn and grow. earth cracks and shakes around them and magma flows at their feet. their fire is strong enough to alter air currents around them. They hiss and screech like red court loud enough to be heard for miles and they roar like a tiger as per Susan. they only have 1 true form whereas Susan also bears the original red court true form nature as well as her true form proper.</text:p>
      <text:p text:style-name="P2"/>
      <text:p text:style-name="P2">Susan and her spawn are seething with innate magical power and ability, learning magic like a duck to water. Electronic/Electrical devices are unaffected due to their powers being innate and balanced.</text:p>
      <text:p text:style-name="P2"/>
      <text:p text:style-name="P4">Hierarchy</text:p>
      <text:p text:style-name="P2">All spawn are absolutely controlled by their masters, from the bottom to Susan. Susan thereby could control by compelling, or even outright possession any or all of her spawn. This is one thing that drove the red king insane with powerlust upon coming upon knowledge such as this.</text:p>
      <text:p text:style-name="P2"/>
      <text:p text:style-name="P2"/>
      <text:p text:style-name="P4">Vampire sight</text:p>
      <text:p text:style-name="P2">Sees even in absolute darkness as if it was twilight. Sees full spectrum, auras (which can be manipulated), species and suitability for prey (life energy).</text:p>
      <text:p text:style-name="P2">Aura reading is included in Susans canon. Will be using the Rosicrucian secret doctrine for the purpose, demonstrating susans vast potential in using auras.</text:p>
      <text:p text:style-name="P2">Vampire Vision in low/no light leaves eyes completely black. Using vampire sight in day requires closing the nictitating membrane creating a completely white ey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 PL SungtiL GB"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13T21:52:59.855120600</meta:creation-date>
    <dc:date>2017-11-16T17:30:21</dc:date>
    <meta:editing-duration>PT5H14M14S</meta:editing-duration>
    <meta:editing-cycles>60</meta:editing-cycles>
    <meta:generator>AndrOpen_Office/4.1.1$Unix OpenOffice.org_project/411m6$Build-9775</meta:generator>
    <meta:document-statistic meta:table-count="0" meta:image-count="0" meta:object-count="0" meta:page-count="4" meta:paragraph-count="78" meta:word-count="1605" meta:character-count="9606"/>
  </office:meta>
</office:document-meta>
</file>